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47in"/>
    </style:style>
    <style:style style:name="co3" style:family="table-column">
      <style:table-column-properties fo:break-before="auto" style:column-width="2.1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rnitor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Nome</text:p>
          </table:table-cell>
          <table:table-cell office:value-type="string">
            <text:p>Fax</text:p>
          </table:table-cell>
          <table:table-cell office:value-type="string">
            <text:p>Telefono</text:p>
          </table:table-cell>
          <table:table-cell office:value-type="string">
            <text:p>Mail</text:p>
          </table:table-cell>
          <table:table-cell office:value-type="string">
            <text:p>Indirizzo</text:p>
          </table:table-cell>
          <table:table-cell table:number-columns-repeated="4"/>
        </table:table-row>
        <table:table-row table:style-name="ro1">
          <table:table-cell office:value-type="string">
            <text:p>Arzenton</text:p>
          </table:table-cell>
          <table:table-cell office:value-type="string">
            <text:p>0442701413</text:p>
          </table:table-cell>
          <table:table-cell office:value-type="string">
            <text:p>04427111487</text:p>
          </table:table-cell>
          <table:table-cell office:value-type="string">
            <text:p>arzenton.scatole@gmail.com</text:p>
          </table:table-cell>
          <table:table-cell office:value-type="string">
            <text:p>via roma, 51 verona Vr</text:p>
          </table:table-cell>
          <table:table-cell table:number-columns-repeated="4"/>
        </table:table-row>
        <table:table-row table:style-name="ro1">
          <table:table-cell office:value-type="string">
            <text:p>Bohemia</text:p>
          </table:table-cell>
          <table:table-cell office:value-type="string">
            <text:p>0451021511</text:p>
          </table:table-cell>
          <table:table-cell office:value-type="string">
            <text:p>0457801912</text:p>
          </table:table-cell>
          <table:table-cell office:value-type="string">
            <text:p>bohemia.cristalli@gmail.com</text:p>
          </table:table-cell>
          <table:table-cell office:value-type="string">
            <text:p>via chiesa, 2 monselice Pd</text:p>
          </table:table-cell>
          <table:table-cell table:number-columns-repeated="4"/>
        </table:table-row>
        <table:table-row table:style-name="ro1">
          <table:table-cell office:value-type="string">
            <text:p>Michielotto</text:p>
          </table:table-cell>
          <table:table-cell office:value-type="string">
            <text:p>0454005118</text:p>
          </table:table-cell>
          <table:table-cell office:value-type="string">
            <text:p>0457118495</text:p>
          </table:table-cell>
          <table:table-cell office:value-type="string">
            <text:p>michielotto.porcellane@gmail.com</text:p>
          </table:table-cell>
          <table:table-cell office:value-type="string">
            <text:p>via giusti, 45 padova Pd</text:p>
          </table:table-cell>
          <table:table-cell table:number-columns-repeated="4"/>
        </table:table-row>
        <table:table-row table:style-name="ro1">
          <table:table-cell office:value-type="string">
            <text:p>Cortina</text:p>
          </table:table-cell>
          <table:table-cell office:value-type="string">
            <text:p>0457001119</text:p>
          </table:table-cell>
          <table:table-cell office:value-type="string">
            <text:p>0457001219</text:p>
          </table:table-cell>
          <table:table-cell office:value-type="string">
            <text:p>cortina.pentole@gmail.com</text:p>
          </table:table-cell>
          <table:table-cell office:value-type="string">
            <text:p>via cimitero, 11 Legnago Vr</text:p>
          </table:table-cell>
          <table:table-cell table:number-columns-repeated="4"/>
        </table:table-row>
        <table:table-row table:style-name="ro1">
          <table:table-cell office:value-type="string">
            <text:p>Ballarini</text:p>
          </table:table-cell>
          <table:table-cell office:value-type="string">
            <text:p>0451220125</text:p>
          </table:table-cell>
          <table:table-cell office:value-type="string">
            <text:p>0451002854</text:p>
          </table:table-cell>
          <table:table-cell office:value-type="string">
            <text:p>ballarini.pentole@gmail.com</text:p>
          </table:table-cell>
          <table:table-cell office:value-type="string">
            <text:p>via augusto, 14 verona Vr</text:p>
          </table:table-cell>
          <table:table-cell table:number-columns-repeated="4"/>
        </table:table-row>
        <table:table-row table:style-name="ro1">
          <table:table-cell office:value-type="string">
            <text:p>Valco</text:p>
          </table:table-cell>
          <table:table-cell office:value-type="string">
            <text:p>0442784513</text:p>
          </table:table-cell>
          <table:table-cell office:value-type="string">
            <text:p>0442885211</text:p>
          </table:table-cell>
          <table:table-cell office:value-type="string">
            <text:p>valco.acciaio@gmail.com</text:p>
          </table:table-cell>
          <table:table-cell office:value-type="string">
            <text:p>via trieste, 15 illasi Vr</text:p>
          </table:table-cell>
          <table:table-cell table:number-columns-repeated="4"/>
        </table:table-row>
        <table:table-row table:style-name="ro1">
          <table:table-cell office:value-type="string">
            <text:p>Gallian</text:p>
          </table:table-cell>
          <table:table-cell office:value-type="string">
            <text:p>0442748456</text:p>
          </table:table-cell>
          <table:table-cell office:value-type="string">
            <text:p>0451221231</text:p>
          </table:table-cell>
          <table:table-cell office:value-type="string">
            <text:p>gallian.vasi@gmail.com</text:p>
          </table:table-cell>
          <table:table-cell office:value-type="string">
            <text:p>via roma, 41 S.Giovanni Vr</text:p>
          </table:table-cell>
          <table:table-cell table:number-columns-repeated="4"/>
        </table:table-row>
        <table:table-row table:style-name="ro1">
          <table:table-cell office:value-type="string">
            <text:p>La rocca</text:p>
          </table:table-cell>
          <table:table-cell office:value-type="string">
            <text:p>0441231245</text:p>
          </table:table-cell>
          <table:table-cell office:value-type="string">
            <text:p>0441512131</text:p>
          </table:table-cell>
          <table:table-cell office:value-type="string">
            <text:p>Larocca.posate@gmail.com</text:p>
          </table:table-cell>
          <table:table-cell office:value-type="string">
            <text:p>via vegri, 14 Vicenza Vi</text:p>
          </table:table-cell>
          <table:table-cell table:number-columns-repeated="4"/>
        </table:table-row>
        <table:table-row table:style-name="ro1">
          <table:table-cell office:value-type="string">
            <text:p>Mugs &amp; more</text:p>
          </table:table-cell>
          <table:table-cell office:value-type="string">
            <text:p>0445124789</text:p>
          </table:table-cell>
          <table:table-cell office:value-type="string">
            <text:p>0441231548</text:p>
          </table:table-cell>
          <table:table-cell office:value-type="string">
            <text:p>Mugs.tazze@gmail.com</text:p>
          </table:table-cell>
          <table:table-cell office:value-type="string">
            <text:p>via vicenza, 1 verona Vr</text:p>
          </table:table-cell>
          <table:table-cell table:number-columns-repeated="4"/>
        </table:table-row>
        <table:table-row table:style-name="ro1">
          <table:table-cell office:value-type="string">
            <text:p>Sart</text:p>
          </table:table-cell>
          <table:table-cell office:value-type="string">
            <text:p>0457001211</text:p>
          </table:table-cell>
          <table:table-cell office:value-type="string">
            <text:p>0451002111</text:p>
          </table:table-cell>
          <table:table-cell office:value-type="string">
            <text:p>sart.tovaglie@gmail.com</text:p>
          </table:table-cell>
          <table:table-cell office:value-type="string">
            <text:p>via betlemme, 8 Montagnana Pd</text:p>
          </table:table-cell>
          <table:table-cell table:number-columns-repeated="4"/>
        </table:table-row>
        <table:table-row table:style-name="ro1">
          <table:table-cell office:value-type="string">
            <text:p>Candy</text:p>
          </table:table-cell>
          <table:table-cell office:value-type="string">
            <text:p>0442007845</text:p>
          </table:table-cell>
          <table:table-cell office:value-type="string">
            <text:p>0442121514</text:p>
          </table:table-cell>
          <table:table-cell office:value-type="string">
            <text:p>candy.dolci@gmail.com</text:p>
          </table:table-cell>
          <table:table-cell office:value-type="string">
            <text:p>via palesella, 8 Lonigo Vi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9:58:11.200959223</meta:creation-date>
    <dc:date>2015-06-23T16:20:11</dc:date>
    <meta:editing-duration>PT11M34S</meta:editing-duration>
    <meta:editing-cycles>3</meta:editing-cycles>
    <meta:generator>LibreOffice/3.5$Linux_X86_64 LibreOffice_project/350m1$Build-2</meta:generator>
    <dc:creator>BARI [IN2]</dc:creator>
    <meta:document-statistic meta:table-count="1" meta:cell-count="60" meta:object-count="0"/>
  </office:meta>
</office:document-meta>
</file>